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r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ghan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o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ua and Barb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st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rbaij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ha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h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glade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d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a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hu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ivia (Plurinational State o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nia and Herzegov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sw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z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nei Darussal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g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kina F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un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o Ve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bo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r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al African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o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 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ôte D'Iv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at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yp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ech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cratic People's Republic of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cratic Republic of the C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m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ibou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can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u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y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Salv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atorial Gui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t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wati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thio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j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b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bia (Republic of T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ma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te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ea Biss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y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i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u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g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one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n (Islamic Republic o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ra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a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a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zakh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iba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w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rgyz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o People’s Democratic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v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ban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sot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chtenst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hu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mbou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agas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w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y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di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all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rit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riti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nesia (Federated States o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go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e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oc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amb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an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mi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u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her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 Ze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ara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 Maced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ua New Gui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gu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ipp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ublic of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ublic of Moldo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m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sian Fede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Kitts and Nev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Lu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Vincent and the Grenad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Mar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o Tome and Princi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di Ara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e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ychel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erra Le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gap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vak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v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omon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 Su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i Lan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i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zer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rian Arab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ji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ai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or-L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nidad and Toba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ni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men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val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kr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Arab Emir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Kingdom of Great Britain and Northern Ir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Republic of Tanz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States of 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ugu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zbe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ua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ezuela, Bolivarian Republic 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t N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mbabwe</text:p>
          </table:table-cell>
          <table:table-cell table:number-columns-repeated="16383"/>
        </table:table-row>
        <table:table-row table:number-rows-repeated="10483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man Kamlykov</meta:initial-creator>
    <dc:creator>Roman Kamlykov</dc:creator>
    <meta:creation-date>2021-07-25T13:26:21Z</meta:creation-date>
    <dc:date>2021-07-25T13:33:41Z</dc:date>
  </office:meta>
</office:document-meta>
</file>